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193in" fo:margin-bottom="0.0193in" fo:line-height="100%"/>
    </style:style>
    <style:style style:name="P2" style:family="paragraph" style:parent-style-name="Normal_20__28_Web_29_">
      <style:paragraph-properties fo:margin-top="0.0193in" fo:margin-bottom="0.0193in"/>
    </style:style>
    <style:style style:name="P3" style:family="paragraph" style:parent-style-name="Standard" style:master-page-name="Standard">
      <style:paragraph-properties fo:margin-top="0.0193in" fo:margin-bottom="0.0193in" fo:line-height="100%" style:page-number="auto"/>
      <style:text-properties fo:color="#000080" style:font-name="Verdana" fo:font-size="10pt" fo:font-weight="bold" style:font-name-asian="Times New Roman1" style:font-size-asian="10pt" style:font-weight-asian="bold" style:font-name-complex="Times New Roman1" style:font-weight-complex="bold"/>
    </style:style>
    <style:style style:name="P4" style:family="paragraph" style:parent-style-name="Standard">
      <style:paragraph-properties fo:margin-top="0.0193in" fo:margin-bottom="0.0193in" fo:line-height="100%"/>
      <style:text-properties fo:color="#000080" style:font-name="Verdana" fo:font-size="10pt" fo:font-weight="bold" style:font-name-asian="Times New Roman1" style:font-size-asian="10pt" style:font-weight-asian="bold" style:font-name-complex="Times New Roman1" style:font-weight-complex="bold"/>
    </style:style>
    <style:style style:name="P5" style:family="paragraph" style:parent-style-name="Standard">
      <style:paragraph-properties fo:margin-top="0.0193in" fo:margin-bottom="0.0193in" fo:line-height="100%"/>
    </style:style>
    <style:style style:name="P6" style:family="paragraph" style:parent-style-name="Normal_20__28_Web_29_">
      <style:text-properties fo:color="#8b0000" fo:font-size="13.5pt" style:font-size-asian="13.5pt" style:font-size-complex="13.5pt"/>
    </style:style>
    <style:style style:name="P7" style:family="paragraph" style:parent-style-name="Normal_20__28_Web_29_">
      <style:text-properties fo:color="#8b0000" fo:font-size="18pt" style:font-size-asian="18pt" style:font-size-complex="18pt"/>
    </style:style>
    <style:style style:name="P8" style:family="paragraph" style:parent-style-name="Normal_20__28_Web_29_">
      <style:paragraph-properties fo:margin-top="0.0193in" fo:margin-bottom="0.0193in"/>
      <style:text-properties fo:color="#008080" fo:font-size="13.5pt" style:font-size-asian="13.5pt" style:font-size-complex="13.5pt"/>
    </style:style>
    <style:style style:name="P9" style:family="paragraph" style:parent-style-name="Normal_20__28_Web_29_">
      <style:paragraph-properties fo:margin-top="0.0193in" fo:margin-bottom="0.0193in"/>
      <style:text-properties fo:color="#008080" fo:font-size="11pt" style:font-size-asian="11pt" style:font-size-complex="11pt"/>
    </style:style>
    <style:style style:name="P10" style:family="paragraph" style:parent-style-name="Normal_20__28_Web_29_">
      <style:paragraph-properties fo:break-before="page"/>
      <style:text-properties fo:color="#8b0000" fo:font-size="13.5pt" style:font-size-asian="13.5pt" style:font-size-complex="13.5pt"/>
    </style:style>
    <style:style style:name="T1" style:family="text">
      <style:text-properties fo:color="#000080" style:font-name="Verdana" fo:font-size="10pt" fo:font-weight="bold" style:font-name-asian="Times New Roman1" style:font-size-asian="10pt" style:font-weight-asian="bold" style:font-name-complex="Times New Roman1" style:font-weight-complex="bold"/>
    </style:style>
    <style:style style:name="T2" style:family="text">
      <style:text-properties fo:color="#000080" style:font-name="Verdana" fo:font-size="10pt" style:text-underline-style="solid" style:text-underline-width="auto" style:text-underline-color="font-color" fo:font-weight="bold" style:font-name-asian="Times New Roman1" style:font-size-asian="10pt" style:font-weight-asian="bold" style:font-name-complex="Times New Roman1" style:font-weight-complex="bold"/>
    </style:style>
    <style:style style:name="T3" style:family="text">
      <style:text-properties fo:color="#0000ff" style:font-name="Verdana" fo:font-size="10pt" style:text-underline-style="solid" style:text-underline-width="auto" style:text-underline-color="font-color" fo:font-weight="bold" style:font-name-asian="Times New Roman1" style:font-size-asian="10pt" style:font-weight-asian="bold" style:font-name-complex="Times New Roman1" style:font-weight-complex="bold"/>
    </style:style>
    <style:style style:name="T4" style:family="text">
      <style:text-properties fo:color="#008080" fo:font-size="11pt" style:font-size-asian="11pt" style:font-size-complex="11pt"/>
    </style:style>
    <style:style style:name="T5"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llo and Welcome to Character and Object Animation class!</text:p>
      <text:p text:style-name="P4">My name is Drew Tolman and I am your instructor!  Class begins Monday, April 6th and your first assignment is due Tuesday, April 7th.  Be sure to keep track of assignment due dates.  In the next five and a half weeks, we will learn about the design and animation of characters and props. Get ready for lots and lots of drawing.  Plan to bring your sketchbook with you everywhere. </text:p>
      <text:p text:style-name="P4"/>
      <text:p text:style-name="P4">As for the animation part of this class, it is one short piece in Week 5. You will need to get DIGICEL FLIPBOOK to accomplish this.  </text:p>
      <text:p text:style-name="P4">GAD students can purchase the Digicel Flipbook LITE version, since they use the software in C210 and GAD132 and the LITE version is enough for what they will need to do. </text:p>
      <text:p text:style-name="P4"><text:s/></text:p>
      <text:p text:style-name="P4">MAA students have advanced ink courses where they will need to have more than one background or foreground layer,  and the LITE version will run short. The STUDIO version should be purchased by MAA students.  Since Digicel does NOT offer upgrades, students will need to purchase the whole software package if they switch from LITE to STUDIO.</text:p>
      <text:p text:style-name="P4"/>
      <text:p text:style-name="P4">You will NOT need 3D Max for this class. </text:p>
      <text:p text:style-name="P4"/>
      <text:p text:style-name="P1"><text:span text:style-name="T1">Please keep in mind that 5 1/2 weeks is not a long time, so it's important that you immediately jump in and begin participating. If you get lost within the course or are having any trouble, please don't hesitate to email me at </text:span><text:a xlink:type="simple" xlink:href="mailto:dtolman@aii.edu"><text:span text:style-name="T3">dtolman@aii.edu</text:span></text:a><text:span text:style-name="T1"> or call me at 310-871-2022 (PST) and I'll be more than happy to help you. You can also post questions to me in my cyber office under "Questions for the Professor."</text:span></text:p>
      <text:p text:style-name="P1"><text:span text:style-name="T1"/></text:p>
      <text:p text:style-name="P4">Do you have the required textbook and software for this class?</text:p>
      <text:p text:style-name="P4"/>
      <text:p text:style-name="P1"><text:span text:style-name="T1">Your required textbook, </text:span><text:span text:style-name="T2">The Animator's Survival Kit</text:span><text:span text:style-name="T1"> by Richard Williams may be ordered through the online bookstore and is also available in bookstores. Please let me know right away if you encounter any trouble finding the text. Software for this course includes Adobe Photoshop and Digicel FlipBook Studio. You must also have a scanner. You can order the books at </text:span><text:a xlink:type="simple" xlink:href="http://direct.mbsbooks.com/aio.htm"><text:span text:style-name="T2">http://direct.mbsbooks.com/aio.htm</text:span></text:a><text:span text:style-name="T1"> and software at </text:span><text:a xlink:type="simple" xlink:href="http://journeyed.com/home.asp"><text:span text:style-name="T2">http://journeyed.com/home.asp</text:span></text:a><text:span text:style-name="T1">.</text:span></text:p>
      <text:p text:style-name="P1"><text:span text:style-name="T1"/></text:p>
      <text:p text:style-name="P4">Is this your first Online Class?</text:p>
      <text:p text:style-name="P4"/>
      <text:p text:style-name="P4">If this is your first online class or if this is your first time using the eCollege platform, you should take a moment to check out the eCollege tutorial. You can also get assistance on the eCollege platform by clicking on the Help button after you have logged in. The eCollege Help Desk at 1-800-351-3846 is a number to keep handy in case you cannot get logged into the system or have other technical issues not related to the class assignments.</text:p>
      <text:p text:style-name="P4"/>
      <text:p text:style-name="P4">I look forward to connecting with all of you soon!</text:p>
      <text:p text:style-name="P4">Drew</text:p>
      <text:p text:style-name="P4"/>
      <text:p text:style-name="P6"/>
      <text:p text:style-name="P10">OFFICE HOURS AND TELEPHONE</text:p>
      <text:p text:style-name="P6">You are always welcome to call and email me any time, just keep in mind that I live in the PST time zone. I also text message, so if you want to text me a question to my cell, you may, just include your name and class so I know who you are. </text:p>
      <text:p text:style-name="P6">My official office hours for this semester are as follows:</text:p>
      <text:p text:style-name="P7">Tuesdays and Thursdays 12-1 PST (2-3 MST, 3-4 EST)</text:p>
      <text:p text:style-name="P6">My telephone number is xxx-xxx-xxxxx</text:p>
      <text:p text:style-name="P8">TIPS FOR SUCCESS:</text:p>
      <text:p text:style-name="P2"><text:span text:style-name="T5"><text:line-break/></text:span><text:span text:style-name="T4">• Ensure that you have received and are using the correct version of the course textbooks, software and art materials.</text:span></text:p>
      <text:p text:style-name="P9">• Read the course assignments thoroughly so that you are aware of what is expected of you and how you will be evaluated. ALWAYS read my initial post in the thread as I often make amendments to the assignment or give you tips and examples there.</text:p>
      <text:p text:style-name="P9">• Review the Grading Criteria of each assignment so that you will know how your performance is being measured.</text:p>
      <text:p text:style-name="P9">• Participation is key! You should post at least 10-15 quality notes each week and participate at least four days out of each week</text:p>
      <text:p text:style-name="P9">• Proofread all assignments to ensure that they are substantive in nature and grammatically correct.</text:p>
      <text:p text:style-name="P9">• Be proactive. Contact me immediately with any concerns you may have regarding your progress in the course. Do not wait until the class is in its final stages or final grades have been issued.</text:p>
      <text:p text:style-name="P9">• Notify me in advance of any events or circumstances that may prevent you from participating in general discussions, group assignments, or completing your individual assignments as scheduled.</text:p>
      <text:p text:style-name="P9">• To receive credit, complete all assignments by the deadline. Assignments submitted after the deadline, without my prior approval, will not receive credit. All late assignments, regardless of reason, will automatically lose 2 points.</text:p>
      <text:p text:style-name="P9">• The school has a strict policy on plagiarism. If any paper or image are found to have plagiarized material in it, whether intentional or not, you will receive a zero for the assignment. DO NOT use wikiped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0S</meta:editing-duration>
    <meta:editing-cycles>4</meta:editing-cycles>
    <meta:generator>LibreOffice/3.5$Windows_x86 LibreOffice_project/7122e39-92ed229-498d286-15e43b4-d70da21</meta:generator>
    <dc:date>2012-11-06T12:12:54.79</dc:date>
    <meta:document-statistic meta:table-count="0" meta:image-count="0" meta:object-count="0" meta:page-count="2" meta:paragraph-count="29" meta:word-count="793" meta:character-count="4530" meta:non-whitespace-character-count="3751"/>
    <meta:user-defined meta:name="Info 1"/>
    <meta:user-defined meta:name="Info 2"/>
    <meta:user-defined meta:name="Info 3"/>
    <meta:user-defined meta:name="Info 4"/>
  </office:meta>
</office:document-meta>
</file>